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80000026E0150383B85D0A894.png" manifest:media-type="image/png"/>
  <manifest:file-entry manifest:full-path="Pictures/100002010000049B0000027034AAD9C9653AB376.png" manifest:media-type="image/png"/>
  <manifest:file-entry manifest:full-path="Pictures/100002010000023B000002717C6F41A0DD8A72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0a7" officeooo:paragraph-rsid="0002b0a7"/>
    </style:style>
    <style:style style:name="P2" style:family="paragraph" style:parent-style-name="Standard">
      <style:text-properties officeooo:rsid="00045b3d" officeooo:paragraph-rsid="00045b3d"/>
    </style:style>
    <style:style style:name="T1" style:family="text">
      <style:text-properties officeooo:rsid="00045b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Classes – UML</text:p>
      <text:p text:style-name="P1"><draw:frame draw:style-name="fr3" draw:name="Image1" text:anchor-type="char" svg:width="15.108cm" svg:height="16.536cm" draw:z-index="1"><draw:image xlink:href="Pictures/100002010000023B000002717C6F41A0DD8A722B.png" xlink:type="simple" xlink:show="embed" xlink:actuate="onLoad" loext:mime-type="image/png"/></draw:frame></text:p>
      <text:p text:style-name="P1">Cadastro Pessoas</text:p>
      <text:p text:style-name="P1"/>
      <text:p text:style-name="P1"/>
      <text:p text:style-name="P2"><draw:frame draw:style-name="fr1" draw:name="Image2" text:anchor-type="char" svg:width="17cm" svg:height="8.998cm" draw:z-index="0"><draw:image xlink:href="Pictures/100002010000049B0000027034AAD9C9653AB376.png" xlink:type="simple" xlink:show="embed" xlink:actuate="onLoad" loext:mime-type="image/png"/></draw:frame><text:soft-page-break/>Inventario</text:p>
      <text:p text:style-name="P2"><draw:frame draw:style-name="fr2" draw:name="Image3" text:anchor-type="char" svg:width="17cm" svg:height="11.107cm" draw:z-index="2"><draw:image xlink:href="Pictures/10000201000003B80000026E0150383B85D0A894.png" xlink:type="simple" xlink:show="embed" xlink:actuate="onLoad" loext:mime-type="image/png"/></draw:frame></text:p>
      <text:p text:style-name="P1"/>
      <text:p text:style-name="P1">Produto/Endereço</text:p>
      <text:p text:style-name="P1"><draw:frame draw:style-name="fr1" draw:name="Image4" text:anchor-type="char" svg:width="17cm" svg:height="11.107cm" draw:z-index="3"><draw:image xlink:href="Pictures/10000201000003B80000026E0150383B85D0A89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00:10:09.757164685</meta:creation-date>
    <dc:date>2021-03-30T00:26:40.997753481</dc:date>
    <meta:editing-duration>PT6M21S</meta:editing-duration>
    <meta:editing-cycles>1</meta:editing-cycles>
    <meta:document-statistic meta:table-count="0" meta:image-count="4" meta:object-count="0" meta:page-count="3" meta:paragraph-count="4" meta:word-count="8" meta:character-count="67" meta:non-whitespace-character-count="62"/>
    <meta:generator>LibreOffice/6.4.6.2$Linux_X86_64 LibreOffice_project/40$Build-2</meta:generator>
  </office:meta>
</office:document-meta>
</file>